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755cm" svg:height="4.755cm" svg:x="8.573cm" svg:y="12.9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755cm" svg:height="4.755cm" svg:x="7.573cm" svg:y="11.99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7.573cm" svg:y1="16.75cm" svg:x2="8.573cm" svg:y2="17.705cm">
            <text:p/>
          </draw:line>
          <draw:line draw:style-name="gr2" draw:text-style-name="P1" draw:layer="layout" svg:x1="7.573cm" svg:y1="11.995cm" svg:x2="8.573cm" svg:y2="12.95cm">
            <text:p/>
          </draw:line>
          <draw:line draw:style-name="gr2" draw:text-style-name="P1" draw:layer="layout" svg:x1="12.328cm" svg:y1="11.995cm" svg:x2="13.328cm" svg:y2="12.95cm">
            <text:p/>
          </draw:line>
          <draw:line draw:style-name="gr2" draw:text-style-name="P1" draw:layer="layout" svg:x1="12.328cm" svg:y1="16.75cm" svg:x2="13.328cm" svg:y2="17.705cm">
            <text:p/>
          </draw:line>
          <draw:frame draw:style-name="gr3" draw:layer="layout" svg:width="0.853cm" svg:height="0.962cm" svg:x="6.873cm" svg:y="15.888cm">
            <draw:text-box>
              <text:p>1</text:p>
            </draw:text-box>
          </draw:frame>
          <draw:frame draw:style-name="gr3" draw:layer="layout" svg:width="0.853cm" svg:height="0.962cm" svg:x="11.674cm" svg:y="15.888cm">
            <draw:text-box>
              <text:p>2</text:p>
            </draw:text-box>
          </draw:frame>
          <draw:frame draw:style-name="gr3" draw:layer="layout" svg:width="0.853cm" svg:height="0.962cm" svg:x="11.674cm" svg:y="11.15cm">
            <draw:text-box>
              <text:p>3</text:p>
            </draw:text-box>
          </draw:frame>
          <draw:frame draw:style-name="gr3" draw:layer="layout" svg:width="0.853cm" svg:height="0.962cm" svg:x="6.873cm" svg:y="11.15cm">
            <draw:text-box>
              <text:p>4</text:p>
            </draw:text-box>
          </draw:frame>
          <draw:frame draw:style-name="gr3" draw:layer="layout" svg:width="0.853cm" svg:height="0.962cm" svg:x="8.473cm" svg:y="17.588cm">
            <draw:text-box>
              <text:p>5</text:p>
            </draw:text-box>
          </draw:frame>
          <draw:frame draw:style-name="gr3" draw:layer="layout" svg:width="0.853cm" svg:height="0.962cm" svg:x="13.274cm" svg:y="17.588cm">
            <draw:text-box>
              <text:p>6</text:p>
            </draw:text-box>
          </draw:frame>
          <draw:frame draw:style-name="gr3" draw:layer="layout" svg:width="0.853cm" svg:height="0.962cm" svg:x="13.274cm" svg:y="12.85cm">
            <draw:text-box>
              <text:p>7</text:p>
            </draw:text-box>
          </draw:frame>
          <draw:frame draw:style-name="gr3" draw:layer="layout" svg:width="0.853cm" svg:height="0.962cm" svg:x="8.473cm" svg:y="12.85cm">
            <draw:text-box>
              <text:p>8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Maddison</meta:initial-creator>
    <meta:creation-date>2016-04-12T09:50:25.501323439</meta:creation-date>
    <dc:date>2016-04-12T09:54:34.946734358</dc:date>
    <dc:creator>James Maddison</dc:creator>
    <meta:editing-duration>P0D</meta:editing-duration>
    <meta:editing-cycles>1</meta:editing-cycles>
    <meta:document-statistic meta:object-count="15"/>
    <meta:generator>LibreOffice/4.2.8.2$Linux_X86_64 LibreOffice_project/420$Build-2</meta:generator>
  </office:meta>
</office:document-meta>
</file>